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6bf" officeooo:paragraph-rsid="000536bf"/>
    </style:style>
    <style:style style:name="P2" style:family="paragraph" style:parent-style-name="Standard">
      <style:text-properties officeooo:rsid="0005e3c1" officeooo:paragraph-rsid="0005e3c1"/>
    </style:style>
    <style:style style:name="P3" style:family="paragraph" style:parent-style-name="Standard">
      <style:text-properties officeooo:rsid="0006b61e" officeooo:paragraph-rsid="0006b61e"/>
    </style:style>
    <style:style style:name="P4" style:family="paragraph" style:parent-style-name="Standard">
      <style:text-properties officeooo:rsid="0006b94c" officeooo:paragraph-rsid="0006b94c"/>
    </style:style>
    <style:style style:name="P5" style:family="paragraph" style:parent-style-name="Standard">
      <style:text-properties officeooo:rsid="0007e868" officeooo:paragraph-rsid="0007e868"/>
    </style:style>
    <style:style style:name="P6" style:family="paragraph" style:parent-style-name="Standard">
      <style:text-properties officeooo:rsid="00086bfd" officeooo:paragraph-rsid="00086bfd"/>
    </style:style>
    <style:style style:name="T1" style:family="text">
      <style:text-properties officeooo:rsid="000536bf"/>
    </style:style>
    <style:style style:name="T2" style:family="text">
      <style:text-properties officeooo:rsid="0005e3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vm -v</text:p>
      <text:p text:style-name="P6"></text:p>
      <text:p text:style-name="P6">rvm list</text:p>
      <text:p text:style-name="P6"></text:p>
      <text:p text:style-name="P6">rvm use 2.3.1</text:p>
      <text:p text:style-name="P6"></text:p>
      <text:p text:style-name="P6">rvm gemset list</text:p>
      <text:p text:style-name="P6"></text:p>
      <text:p text:style-name="P6">rvm gemset use rails5</text:p>
      <text:p text:style-name="P6"></text:p>
      <text:p text:style-name="P6">rails -v</text:p>
      <text:p text:style-name="P6"></text:p>
      <text:p text:style-name="P6"></text:p>
      <text:p text:style-name="P6"></text:p>
      <text:p text:style-name="P6">## install rails 5.0.0 in ruby 2.3.1</text:p>
      <text:p text:style-name="P6"></text:p>
      <text:p text:style-name="P6">rvm use 2.3.1</text:p>
      <text:p text:style-name="P6">rvm gemset create fasttrack_5.0.0</text:p>
      <text:p text:style-name="P6">rvm gemset use fasttrack_5.0.0</text:p>
      <text:p text:style-name="P6">gem install rails -v '5.0.0'</text:p>
      <text:p text:style-name="P6"></text:p>
      <text:p text:style-name="P6">ruby -v</text:p>
      <text:p text:style-name="P6">rails -v</text:p>
      <text:p text:style-name="P6"></text:p>
      <text:p text:style-name="P6"></text:p>
      <text:p text:style-name="P6"></text:p>
      <text:p text:style-name="P6"># install rails 3.2.3 in ruby 1.9.3</text:p>
      <text:p text:style-name="P6"></text:p>
      <text:p text:style-name="P6">rvm list</text:p>
      <text:p text:style-name="P6">rvm install 1.9.3</text:p>
      <text:p text:style-name="P6">rvm use 1.9.3</text:p>
      <text:p text:style-name="P6">rvm gemset create fasttrack_3.2.3</text:p>
      <text:p text:style-name="P6">rvm gemset use fasttrack_3.2.3</text:p>
      <text:p text:style-name="P6">using scaffold</text:p>
      <text:p text:style-name="P6">rails g scaffold product name:string type:string city:string address:string</text:p>
      <text:p text:style-name="P6">rake db:migrate</text:p>
      <text:p text:style-name="P6">rails s</text:p>
      <text:p text:style-name="P6"></text:p>
      <text:p text:style-name="P6"></text:p>
      <text:p text:style-name="P6">sites name:string author:string party_id:integer</text:p>
      <text:p text:style-name="P6"></text:p>
      <text:p text:style-name="P6"></text:p>
      <text:p text:style-name="P6">rails g migration create_sites name:string author:string party_id:integer</text:p>
      <text:p text:style-name="P6">rake db:migrate</text:p>
      <text:p text:style-name="P6">app/models/site.rb</text:p>
      <text:p text:style-name="P6">app/conrollers/sites_controller.rb</text:p>
      <text:p text:style-name="P6">app/views/sites/index.html.erb</text:p>
      <text:p text:style-name="P6">config/routes.rb</text:p>
      <text:p text:style-name="P6"></text:p>
      <text:p text:style-name="P6"><text:s text:c="2"/>resources :sites</text:p>
      <text:p text:style-name="P6"></text:p>
      <text:p text:style-name="P6">#to enter into the console-</text:p>
      <text:p text:style-name="P6"><text:soft-page-break/>rails c</text:p>
      <text:p text:style-name="P6"></text:p>
      <text:p text:style-name="P6">#to connect the table</text:p>
      <text:p text:style-name="P6">table name.connection</text:p>
      <text:p text:style-name="P6"></text:p>
      <text:p text:style-name="P6"></text:p>
      <text:p text:style-name="P6">#to get the schema</text:p>
      <text:p text:style-name="P6">table name</text:p>
      <text:p text:style-name="P6"></text:p>
      <text:p text:style-name="P6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8:41:49.914763830</meta:creation-date>
    <dc:date>2018-03-19T20:36:43.309542693</dc:date>
    <meta:editing-duration>PT2H12M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118" meta:character-count="891" meta:non-whitespace-character-count="746"/>
  </office:meta>
</office:document-meta>
</file>